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9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. R. Wiley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8 October 1874</text:p>
      <text:p text:style-name="P5">Month<text:tab/><text:tab/><text:tab/><text:tab/><text:tab/><text:tab/>October</text:p>
      <text:p text:style-name="P5">Year<text:tab/><text:tab/><text:tab/><text:tab/><text:tab/><text:tab/>187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6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S. R. Wiley Esqre/</text:span></text:p>
      <text:p text:style-name="P3"><text:span text:style-name="T1">Philadelphia October 28</text:span><text:span text:style-name="T2">th</text:span><text:span text:style-name="T1"> 1874/</text:span></text:p>
      <text:p text:style-name="P2"><text:span text:style-name="T1">Dear Sir/</text:span></text:p>
      <text:p text:style-name="P2"><text:span text:style-name="T1"><text:tab/>First of all, I must apologise[sic] for my ap/parent neglect. <text:s/>Since receiving your favor dated July 23d,/ I have been unusually busy. <text:s/>For over six months I had promised/ the editors of the Messenger to prepare some sketches on Hebrew/ literature in Italy, and I had deferred the task from week/ to week, owing to pressing duties in my official capacity./ <text:s/>I had just begun, when your letter arrived, and very soon after/ that the fall holidays,--which last nearly a month, and/ occupy most of my time and thoughts, intervened. <text:s/>So,/ notwithstanding that your missive lay on my desk, and/ I, occasionally looking at it, was reminded of my obligation,/ I felt unable to perform it. <text:s/>Having said this much in/ justification of my conduct, and repeating my thanks for/ your attention in forwarding Jewish papers, I shall/ proceed briefly with the subject of your communication./ <text:s/>I perfectly agree in the opinion that the derivation of/ names is not a reliable criterion, and that a decision/ </text:span></text:p>
      <text:p text:style-name="P2"><text:span text:style-name="T1"/></text:p>
      <text:p text:style-name="P2"><text:span text:style-name="T1">[Page 2]</text:span></text:p>
      <text:p text:style-name="P2"><text:span text:style-name="T1">based on it regarding the </text:span><text:span text:style-name="T3">original language</text:span><text:span text:style-name="T4">, might be proved/ hasty and erroneous. <text:s/>But I am pleased to observe from your/ quotations that Le Clerc shares the views I have advanced./ <text:s/>He also thinks that the so called Semitic languages/ sprung form a common source, and gradually separated./ <text:s/>You may have misunderstood what I wrote, or possibly/ I was at fault in my expressions, touching Philo. <text:s/>I revere/ his memory, because I believe him a learned and true Israelite;/ nevertheless, I say what men infinitely my superiors have/ detected—that he was not a Hebraist in the sense we Jews at-/tach to that term. <text:s/>The passage in Genesis 10.20. may/ be considered a general description, prefatory, as it were, to the/ narrative of the confusion of tongues. <text:s/>Respecting the latter,/ Julius Scaliger and Isaac Abarband have hit upon the/ same idea; though the context does not seem to bear it out./ <text:s/>I see no evidence of “the Aramaic being impregnated with/ Hebrew </text:span><text:span text:style-name="T3">after</text:span><text:span text:style-name="T4"> the Exodus. <text:s/>Pardon my saying that the burden/ of proof rests with yourself. <text:s/>I am open to correction, and/ always glad to learn. <text:s/>I still claim that during the/ Babylonish captivity the knowledge of the sacred tongue/ was lost, because idolatrous mothers preferred to train/ their children in their respective languages, or dialects,/</text:span></text:p>
      <text:p text:style-name="P2"><text:span text:style-name="T4"/></text:p>
      <text:p text:style-name="P2"><text:span text:style-name="T4">[Page 3]</text:span></text:p>
      <text:p text:style-name="P2"><text:span text:style-name="T4">which though originally may have been one and the same, at/ the period of history we allude to, they were distinct./ <text:s/>Permit me to call your attention to the fact that the staying/ of Jacob's descendants in Egypt was no more than two centuries,/ and, as acknowledged by our commentators, and by the Septua/gint, the 4 generations spoken of in the Bible commenced with/ the wanderings of the patriarchs through various lands. <text:s/>With-/out assigning the result to a miraculous interposition, we/ may believe that a people, inhabiting a separate locality,/ strongly bound together by ties of blood, of faith, and common/ suffering, retained the ancestral language. <text:s/>Witness the mere/ effect of locality in the Pennsylvania Dutch, enjoying per-/fect freedom civilly and religiously. <text:s/>You are right,/ of course, in stating that “languages are formed from adventitious/ circumstances” and that what is very ancient in history, an/ almost impenetrable darkness hides it from our vision. <text:s/>Every/ one tries to draw aside the veil, and professes that a greater in-/sight into matters has been vouchsafed to him than others, but/ all deal in sheer speculations. <text:s/>Moses, however, wrote/ down his book in Hebrew, and millions of his enfranchised brethren/ heard it, if they all could not read it. <text:s/>You ask, how/ could he write? <text:s/>I answer: Some hold that the caste of priests/ </text:span></text:p>
      <text:p text:style-name="P2"><text:span text:style-name="T4"/></text:p>
      <text:p text:style-name="P2"><text:span text:style-name="T4">[Page 4]</text:span></text:p>
      <text:p text:style-name="P2"><text:span text:style-name="T4">a Mizraim knew the art of representing “the utterance of the/ lips” by characters. <text:s/>Others again contend that the Deity/ who inspired the archprophet taught it to him, for we/ read after the battle of Amalek “Write this for a memorial/ in a book, and put it </text:span><text:span text:style-name="T3">in the hearing</text:span><text:span text:style-name="T4"> (ears) of Joshua”/ (Possibly the latter could not understand writing, which circumstance/ necessitated an oral exposition of the contents). <text:s/>Your/ objection derived from the fact that the Decalogue was twice “written/ by the finger of God” does not carry sufficient weight./ <text:s/>The summary of all the laws, intended to be shrined in the/ holy ark, was to have inspired all minds with reverential awe./ <text:s/>Now fitting then that they should be delineated miraculously/ by the Supreme Intelligence! <text:s/>The theory that/ Solomon composed the Illead is preposterous. <text:s/>Equally absurd it/ is to presume that the Greek poet drew his name from/ “Omer” the </text:span><text:span text:style-name="T3">sayer</text:span><text:span text:style-name="T4"> or </text:span><text:span text:style-name="T3">speaker</text:span><text:span text:style-name="T4">. <text:s/>We know that the/ wildest vagaries have met with followers. <text:s/>Let every one who/ chooses to adopt follies, hug them. <text:s/>I shall find no fault./ <text:s/>But I believe you too sensible to admit freaks of the mind/ as well substantiated facts. <text:s/>I possess sufficient evidence/</text:span></text:p>
      <text:p text:style-name="P2"><text:span text:style-name="T4"/></text:p>
      <text:p text:style-name="P2"><text:span text:style-name="T4">[Page 5]</text:span></text:p>
      <text:p text:style-name="P2"><text:span text:style-name="T4">of your learning, and the very communication I am discuss/ing attests your discernment as well as your erudition. <text:s/>Yet,/ excuse my candor, “</text:span><text:span text:style-name="T3">Your personal views on the subject at issue</text:span><text:span text:style-name="T4">”/ are antangonistic to mine. <text:s/>Were there no other proof than/ the song of Moses, to demonstrate that the leader and his/ flock understood and spoke Hebrew, I would deem that/ quite enough. <text:s/>No: it is a [?] of our Sages, which I heartily/ endorse, that the Deity does not work miracles, unless natural/ means are inadequate to carry out this wise purpose. <text:s/>The/ “wonders wrought in the land of Ham,” those upon the sea and/ in Marah, the glorious revelation on the summit of Horeb,/ and prophetic inspiration, were essential, but a miraculous/ imparting of a language, would have been useless, be-/cause the </text:span><text:span text:style-name="T3">observance of the laws</text:span><text:span text:style-name="T4"> and not the speaking of/ this tongue or of another was to distinguish the house of/ Israel from the day of Sinai and thenceforth for ever. <text:s/>That/ now during a long and far-reaching dispersion the Hebrew/ </text:span><text:span text:style-name="T3">is</text:span><text:span text:style-name="T4"> a mighty link I fully grant, but, when a nation in/ Palestine, it did not subserve our present object. <text:s/>The/ Hebrew became our father's vernacular tongue, as a natural/</text:span></text:p>
      <text:p text:style-name="P2"><text:span text:style-name="T4"/></text:p>
      <text:p text:style-name="P2"><text:span text:style-name="T4">[Page 6]</text:span></text:p>
      <text:p text:style-name="P2"><text:span text:style-name="T4">consequence of its having been inherited from the 70 persons/ who went down to Egypt. <text:s/>And if Nehemiah deprecated/ its ignorance among the rising generation, the just complaint/ arose from a fear that together with the language of the pagans,/ the worship of paganism would be embraced./</text:span></text:p>
      <text:p text:style-name="P2"><text:span text:style-name="T4">I regret that the pen is not always the best exponent of/ our sentiments. <text:s/>Could we face to face exchange words, we/ might comprehend each other better. <text:s/>Let me say, how-/ever, that as far as I can judge, your ideas emanate from/ a pious desire to magnify the dealings of the Lord with/ His chosen witnesses. <text:s/>As such I appreciate them highly,/ but approving the intention, I disagree with the result of/ your reflections./</text:span></text:p>
      <text:p text:style-name="P2"><text:span text:style-name="T4"><text:tab/><text:tab/>Respectfully/</text:span></text:p>
      <text:p text:style-name="P2"><text:span text:style-name="T4"><text:tab/><text:tab/><text:tab/>S. Morais/</text:span></text:p>
      <text:p text:style-name="P2"><text:span text:style-name="T4">PS. I did not have the pleasure of a personal acquaint-/ance with Dr Eckman, but from some coreligionists who/ knew him intimately, I </text:span><text:span text:style-name="T3">learnt</text:span><text:span text:style-name="T4">[sic] that he was talented and/ conscientiou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0:05:51</meta:creation-date>
    <dc:date>2009-05-21T11:37:40</dc:date>
    <dc:language>en-US</dc:language>
    <meta:editing-cycles>2</meta:editing-cycles>
    <meta:editing-duration>PT28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79" meta:word-count="1358" meta:character-count="8350"/>
  </office:meta>
</office:document-meta>
</file>